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4B2B036461.png"/>
  <manifest:file-entry manifest:media-type="image/png" manifest:full-path="Pictures/100002010000033B0000023C16F07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Sans" svg:font-family="Open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0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Standard">
      <style:text-properties style:font-name="Open Sans" fo:font-size="11pt" fo:font-weight="normal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4" style:family="paragraph" style:parent-style-name="Frame_20_contents">
      <style:paragraph-properties fo:text-align="end" style:justify-single-word="false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0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1" style:family="paragraph" style:parent-style-name="Text_20_body">
      <style:text-properties style:font-name="Open Sans" fo:font-size="11pt" fo:font-weight="normal"/>
    </style:style>
    <style:style style:name="P32" style:family="paragraph" style:parent-style-name="Text_20_body">
      <style:text-properties style:font-name="Open Sans" fo:font-size="11pt" fo:font-weight="normal" style:font-weight-asian="normal" style:font-weight-complex="normal"/>
    </style:style>
    <style:style style:name="P33" style:family="paragraph" style:parent-style-name="Text_20_body">
      <style:text-properties style:font-name="Open Sans" fo:font-size="11pt" fo:language="fr" fo:country="FR" fo:font-weight="normal"/>
    </style:style>
    <style:style style:name="P34" style:family="paragraph" style:parent-style-name="Text_20_body">
      <style:text-properties style:font-name="Open Sans" fo:font-size="11pt" fo:font-weight="bold" style:font-weight-asian="bold" style:font-weight-complex="bold"/>
    </style:style>
    <style:style style:name="P35" style:family="paragraph" style:parent-style-name="Text_20_body">
      <style:text-properties style:font-name="Open Sans" fo:font-weight="normal" style:font-weight-asian="normal" style:font-weight-complex="normal"/>
    </style:style>
    <style:style style:name="P36" style:family="paragraph" style:parent-style-name="Text_20_body">
      <style:text-properties style:use-window-font-color="true" style:font-name="Open Sans" fo:font-size="11pt" fo:font-weight="normal"/>
    </style:style>
    <style:style style:name="P37" style:family="paragraph" style:parent-style-name="Text_20_body">
      <style:text-properties style:use-window-font-color="true" style:font-name="Open Sans" fo:font-size="11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P38" style:family="paragraph" style:parent-style-name="Text_20_body">
      <style:text-properties fo:language="fr" fo:country="FR"/>
    </style:style>
    <style:style style:name="P39" style:family="paragraph" style:parent-style-name="Text_20_body">
      <style:text-properties fo:language="fr" fo:country="FR" fo:background-color="transparent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Balise">
      <style:text-properties style:use-window-font-color="true"/>
    </style:style>
    <style:style style:name="P43" style:family="paragraph" style:parent-style-name="Code">
      <style:text-properties style:font-name="DejaVu Sans1" fo:font-size="10pt" style:font-size-asian="10pt" style:font-size-complex="10pt"/>
    </style:style>
    <style:style style:name="P44" style:family="paragraph" style:parent-style-name="Tableau_20_entête">
      <style:paragraph-properties fo:text-align="center" style:justify-single-word="false"/>
    </style:style>
    <style:style style:name="P45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break-before="page"/>
      <style:text-properties fo:color="#ffffff"/>
    </style:style>
    <style:style style:name="P50" style:family="paragraph" style:parent-style-name="Heading_20_4">
      <style:text-properties fo:language="fr" fo:country="FR"/>
    </style:style>
    <style:style style:name="P51" style:family="paragraph" style:parent-style-name="Heading_20_3">
      <style:paragraph-properties fo:keep-with-next="always"/>
      <style:text-properties style:font-name="Open Sans" fo:font-weight="bold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text-properties fo:font-weight="bold" style:font-weight-asian="bold" style:font-weight-complex="bold"/>
    </style:style>
    <style:style style:name="P54" style:family="paragraph" style:parent-style-name="Text_20_body" style:list-style-name="L3">
      <style:text-properties fo:font-weight="bold" style:font-weight-asian="bold" style:font-weight-complex="bold"/>
    </style:style>
    <style:style style:name="P55" style:family="paragraph" style:parent-style-name="Text_20_body" style:list-style-name="L5">
      <style:text-properties fo:font-weight="bold" style:font-weight-asian="bold" style:font-weight-complex="bold"/>
    </style:style>
    <style:style style:name="P56" style:family="paragraph" style:parent-style-name="Text_20_body" style:list-style-name="L4">
      <style:text-properties fo:font-weight="bold" style:font-weight-asian="bold" style:font-weight-complex="bold"/>
    </style:style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>
      <style:text-properties style:font-name="Open Sans" fo:font-size="11pt" fo:font-weight="normal"/>
    </style:style>
    <style:style style:name="P60" style:family="paragraph" style:parent-style-name="Text_20_body" style:list-style-name="L3">
      <style:text-properties style:font-name="Open Sans" fo:font-size="11pt" fo:font-weight="normal"/>
    </style:style>
    <style:style style:name="P61" style:family="paragraph" style:parent-style-name="Text_20_body" style:list-style-name="L5">
      <style:text-properties style:font-name="Open Sans" fo:font-size="11pt" fo:font-weight="normal"/>
    </style:style>
    <style:style style:name="P62" style:family="paragraph" style:parent-style-name="Text_20_body">
      <style:text-properties style:font-name="Open Sans" fo:font-size="11pt" fo:font-weight="normal" style:font-weight-asian="normal" style:font-weight-complex="normal"/>
    </style:style>
    <style:style style:name="P63" style:family="paragraph" style:parent-style-name="Text_20_body" style:list-style-name="L5">
      <style:text-properties style:font-name="Open Sans" fo:font-size="11pt" fo:font-weight="normal" style:font-weight-asian="normal" style:font-weight-complex="normal"/>
    </style:style>
    <style:style style:name="P64" style:family="paragraph" style:parent-style-name="Text_20_body">
      <style:text-properties style:font-name="Open Sans" fo:font-size="11pt" fo:font-weight="bold" style:font-weight-asian="bold" style:font-weight-complex="bold"/>
    </style:style>
    <style:style style:name="P65" style:family="paragraph" style:parent-style-name="Text_20_body" style:list-style-name="L5">
      <style:text-properties style:font-name="Open Sans" fo:font-size="11pt" fo:font-weight="bold" style:font-weight-asian="bold" style:font-weight-complex="bold"/>
    </style:style>
    <style:style style:name="P66" style:family="paragraph" style:parent-style-name="Text_20_body">
      <style:text-properties style:font-name="Open Sans" fo:font-size="11pt" fo:language="fr" fo:country="FR" fo:font-weight="normal"/>
    </style:style>
    <style:style style:name="P67" style:family="paragraph" style:parent-style-name="Text_20_body" style:list-style-name="L4"/>
    <style:style style:name="P68" style:family="paragraph" style:parent-style-name="Text_20_body" style:list-style-name="L5"/>
    <style:style style:name="P69" style:family="paragraph" style:parent-style-name="Text_20_body">
      <style:text-properties fo:font-weight="normal" style:font-weight-asian="normal" style:font-weight-complex="normal"/>
    </style:style>
    <style:style style:name="P70" style:family="paragraph" style:parent-style-name="Text_20_body" style:list-style-name="L5">
      <style:text-properties fo:font-weight="normal" style:font-weight-asian="normal" style:font-weight-complex="normal"/>
    </style:style>
    <style:style style:name="P71" style:family="paragraph" style:parent-style-name="Text_20_body">
      <style:text-properties fo:language="fr" fo:country="FR"/>
    </style:style>
    <style:style style:name="P72" style:family="paragraph" style:parent-style-name="Text_20_body">
      <style:text-properties fo:language="fr" fo:country="FR" fo:background-color="transparent"/>
    </style:style>
    <style:style style:name="P73" style:family="paragraph" style:parent-style-name="Text_20_body" style:list-style-name="L5">
      <style:paragraph-properties fo:padding="0.049cm" fo:border="0.002cm solid #000000" style:shadow="none"/>
    </style:style>
    <style:style style:name="P74" style:family="paragraph" style:parent-style-name="Text_20_body" style:list-style-name="L5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75" style:family="paragraph" style:parent-style-name="Text_20_body" style:list-style-name="L5">
      <style:paragraph-properties fo:padding="0.049cm" fo:border="0.002cm solid #000000" style:shadow="none"/>
      <style:text-properties style:font-name="Open Sans" fo:font-size="11pt" fo:font-weight="bold" style:font-weight-asian="bold" style:font-weight-complex="bold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Open Sans" fo:font-size="11pt"/>
    </style:style>
    <style:style style:name="T6" style:family="text">
      <style:text-properties style:font-name="Open Sans" fo:font-size="11pt" fo:font-weight="normal" style:font-weight-asian="normal" style:font-weight-complex="normal"/>
    </style:style>
    <style:style style:name="T7" style:family="text">
      <style:text-properties style:font-name="Open Sans" fo:font-size="11pt" fo:font-weight="bold" style:font-weight-asian="bold" style:font-weight-complex="bold"/>
    </style:style>
    <style:style style:name="T8" style:family="text">
      <style:text-properties style:font-name="Open Sans" fo:font-size="11pt" fo:language="fr" fo:country="FR" fo:font-weight="normal"/>
    </style:style>
    <style:style style:name="T9" style:family="text">
      <style:text-properties style:font-name="Open Sans" fo:font-weight="bold"/>
    </style:style>
    <style:style style:name="T10" style:family="text">
      <style:text-properties style:font-name-asian="OpenSans" style:font-size-asian="14pt" style:font-weight-asian="normal" style:font-name-complex="OpenSans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style:use-window-font-color="tru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Système de gestion de Pizzerias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Sylvain Rieutor</text:user-defined></text:p>
            <text:p text:style-name="P9"><text:user-defined style:data-style-name="N0" text:name="Auteur_Role">{{Auteur_Role}}</text:user-defined></text:p>
          </table:table-cell>
        </table:table-row>
      </table:table>
      <text:p text:style-name="P11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5">1 -Versions<text:tab/>3</text:p>
          <text:p text:style-name="P45">2 -Introduction<text:tab/>4</text:p>
          <text:p text:style-name="P46">2.1 -Objet du document<text:tab/>4</text:p>
          <text:p text:style-name="P46">2.2 -Références<text:tab/>4</text:p>
          <text:p text:style-name="P45">3 -Pré-requis<text:tab/>5</text:p>
          <text:p text:style-name="P46">3.1 -Système<text:tab/>5</text:p>
          <text:p text:style-name="P47">3.1.1 -Serveur de Base de données<text:tab/>5</text:p>
          <text:p text:style-name="P48">3.1.1.1 -Caractéristiques techniques<text:tab/>5</text:p>
          <text:p text:style-name="P47">3.1.2 -Serveur Web<text:tab/>5</text:p>
          <text:p text:style-name="P48">3.1.2.1 -Caractéristiques techniques<text:tab/>5</text:p>
          <text:p text:style-name="P46">3.2 -Bases de données<text:tab/>5</text:p>
          <text:p text:style-name="P46">3.3 -Web-services<text:tab/>6</text:p>
          <text:p text:style-name="P46">3.4 -Autres Ressources<text:tab/>6</text:p>
          <text:p text:style-name="P45">4 -Procédure de déploiement<text:tab/>7</text:p>
          <text:p text:style-name="P46">4.1 -Déploiement de l'Application Web<text:tab/>7</text:p>
          <text:p text:style-name="P47">4.1.1 -Composition de l'application<text:tab/>7</text:p>
          <text:p text:style-name="P47">4.1.2 -Environnement de l’application web<text:tab/>7</text:p>
          <text:p text:style-name="P48">4.1.2.1 -Variables d’environnement<text:tab/>7</text:p>
          <text:p text:style-name="P47">4.1.3 -Répertoire de configuration applicatif<text:tab/>8</text:p>
          <text:p text:style-name="P47">4.1.4 -Déploiement<text:tab/>8</text:p>
          <text:p text:style-name="P47">4.1.5 -Vérifications<text:tab/>12</text:p>
          <text:p text:style-name="P45">5 -Procédure de démarrage / arrêt<text:tab/>13</text:p>
          <text:p text:style-name="P46">5.1 -Base de données<text:tab/>13</text:p>
          <text:p text:style-name="P47">5.1.1 -Démarrage:<text:tab/>13</text:p>
          <text:p text:style-name="P47">5.1.2 -Arrêt:<text:tab/>13</text:p>
          <text:p text:style-name="P46">5.2 -Application web<text:tab/>13</text:p>
          <text:p text:style-name="P47">5.2.1 -Démarrage:<text:tab/>13</text:p>
          <text:p text:style-name="P47">5.2.2 -Arrêt:<text:tab/>13</text:p>
          <text:p text:style-name="P45">6 -Procédure de mise à jour<text:tab/>14</text:p>
          <text:p text:style-name="P46">6.1 -Base de données<text:tab/>14</text:p>
          <text:p text:style-name="P46">6.2 -Application web<text:tab/>14</text:p>
          <text:p text:style-name="P45">7 -Supervision/Monitoring<text:tab/>15</text:p>
          <text:p text:style-name="P46">7.1 -Supervision de l’application web<text:tab/>15</text:p>
          <text:p text:style-name="P45">8 -Procédure de sauvegarde et restauration<text:tab/>16</text:p>
          <text:p text:style-name="P45">9 -Glossaire<text:tab/>17</text:p>
          <text:p text:style-name="P45">10 -Annexes<text:tab/>18</text:p>
        </text:index-body>
      </text:table-of-content>
      <text:p text:style-name="P42"/>
      <text:p text:style-name="P42"/>
      <text:h text:style-name="P4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4">Auteur</text:p>
          </table:table-cell>
          <table:table-cell table:style-name="Tableau7.A1" office:value-type="string">
            <text:p text:style-name="P4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4">Version</text:p>
          </table:table-cell>
        </table:table-row>
        <table:table-row table:style-name="Tableau7.2">
          <table:table-cell table:style-name="Tableau7.A2" office:value-type="string">
            <text:p text:style-name="P20">SRR</text:p>
          </table:table-cell>
          <table:table-cell table:style-name="Tableau7.B2" office:value-type="date" office:date-value="2020-05-01">
            <text:p text:style-name="P20">01/05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float" office:value="1">
            <text:p text:style-name="P20">1</text:p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</table:table>
      <text:p text:style-name="P43"/>
      <text:p text:style-name="P29"/>
      <text:h text:style-name="Heading_20_1" text:outline-level="1">Introduction</text:h>
      <text:h text:style-name="Heading_20_2" text:outline-level="2">Objet du document</text:h>
      <text:p text:style-name="P36">L<text:span text:style-name="T10">e présent document constitue le dossier d'exploitation du système de gestion </text:span>du groupe de pizzeria.</text:p>
      <text:p text:style-name="P36"/>
      <text:p text:style-name="P37">Ce document à pour principal objectif de documenter les informations essentielles pour une bonne utilisation et la maintenance de l'application.</text:p>
      <text:h text:style-name="Heading_20_2" text:outline-level="2">Références</text:h>
      <text:p text:style-name="Text_20_body"/>
      <text:p text:style-name="Text_20_body">Pour de plus amples informations, se référer aux documents suivants :</text:p>
      <text:list xml:id="list5243268275968389533" text:style-name="L1">
        <text:list-item>
          <text:p text:style-name="P52"><text:span text:style-name="T4">OC-AF-1:</text:span> Dossier d'Analyse fonctionnelle</text:p>
        </text:list-item>
        <text:list-item>
          <text:p text:style-name="P53">OC-ST-1: <text:span text:style-name="T11">Dossier de Spécifications Techniques</text:span>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P38"/>
      <text:p text:style-name="P33">Le SGBD utilisé sera PostrgreSQL (PSQL), il sera installé lors de la préparation du serveur.</text:p>
      <text:p text:style-name="P33">Un utilisateur avec les droits nécessaires sera crée.</text:p>
      <text:h text:style-name="Heading_20_4" text:outline-level="4">Caractéristiques techniques</text:h>
      <text:p text:style-name="Text_20_body"/>
      <text:p text:style-name="P39">La base de donnée sera hébergé dans le même VPS que l'application.</text:p>
      <text:p text:style-name="P39">Voir caractéristiques techniques du serveur.</text:p>
      <text:p text:style-name="P39">Un utilisateur sera crée et ajouté au groupe SUDO</text:p>
      <text:h text:style-name="Heading_20_3" text:outline-level="3">Serveur Web</text:h>
      <text:p text:style-name="P38"/>
      <text:p text:style-name="P38">Le serveur web sera préparé avec les applications <text:span text:style-name="T4">Django</text:span>, <text:span text:style-name="T4">Nginx</text:span> et <text:span text:style-name="T4">Gunicorn</text:span> dans leur dernières version.</text:p>
      <text:h text:style-name="P50" text:outline-level="4">Caractéristiques techniques</text:h>
      <text:p text:style-name="P38"/>
      <text:p text:style-name="P38">L'application sera déployée sur un serveur VPS (Serveur Privé Virtuel)</text:p>
      <text:p text:style-name="P38">Nous recommandons l'offre <text:span text:style-name="T4">Value VPS SSD 1</text:span> de l’hébergeur <text:span text:style-name="T4">OVH</text:span>.</text:p>
      <text:p text:style-name="P38"/>
      <text:p text:style-name="P38">Processeur : <text:span text:style-name="T4">1vCore</text:span></text:p>
      <text:p text:style-name="P38">Mémoire : <text:span text:style-name="T4">2Go</text:span></text:p>
      <text:p text:style-name="P38">Stockage : <text:span text:style-name="T4">40 Go NV/Me</text:span></text:p>
      <text:p text:style-name="P38">Bande passante : <text:span text:style-name="T4">250 <text:s/>Mbit/s - trafic illimité</text:span></text:p>
      <text:p text:style-name="P33"/>
      <text:p text:style-name="P38">Voir les offres de VPS sur OVH :</text:p>
      <text:p text:style-name="Text_20_body"><text:a xlink:type="simple" xlink:href="https://www.ovhcloud.com/fr/vps/" text:style-name="Internet_20_link" text:visited-style-name="Visited_20_Internet_20_Link">https://www.ovhcloud.com/fr/vps/</text:a><text:span text:style-name="T8"> </text:span></text:p>
      <text:p text:style-name="Text_20_body"><text:span text:style-name="T8"/></text:p>
      <text:h text:style-name="Heading_20_2" text:outline-level="2"><text:soft-page-break/>Bases de données</text:h>
      <text:p text:style-name="Text_20_body"/>
      <text:p text:style-name="Text_20_body">L'ORM de Django sera utilisé</text:p>
      <text:p text:style-name="Text_20_body">Les bases de données et schémas suivants doivent être accessibles et à jour :</text:p>
      <text:list xml:id="list2589189560652341962" text:style-name="L2">
        <text:list-item>
          <text:p text:style-name="P57"><text:span text:style-name="T4">PSQL:</text:span> version 10.12</text:p>
        </text:list-item>
      </text:list>
      <text:h text:style-name="Heading_20_2" text:outline-level="2">Ressources</text:h>
      <text:p text:style-name="Text_20_body"><text:span text:style-name="T4"/></text:p>
      <text:list xml:id="list1253379059785436598" text:style-name="L3">
        <text:list-item>
          <text:p text:style-name="P58"><text:span text:style-name="T4">Django:</text:span> version 3.0.3</text:p>
        </text:list-item>
        <text:list-item>
          <text:p text:style-name="P58"><text:span text:style-name="T4">Nginx:</text:span> version 1.14</text:p>
        </text:list-item>
        <text:list-item>
          <text:p text:style-name="P54">Gunicorn: <text:span text:style-name="T6">version 20.0.4</text:span></text:p>
        </text:list-item>
        <text:list-item>
          <text:p text:style-name="P58"><text:span text:style-name="T4">Python:</text:span> version 3.8.2</text:p>
        </text:list-item>
        <text:list-item>
          <text:p text:style-name="P58"><text:span text:style-name="T4">Distribution: </text:span>LINUX seule</text:p>
        </text:list-item>
        <text:list-item>
          <text:p text:style-name="P60"><text:span text:style-name="T4">Système d'exploitation:</text:span> Ubuntu server 18.04</text:p>
        </text:list-item>
      </text:list>
      <text:p text:style-name="P30"/>
      <text:h text:style-name="Heading_20_1" text:outline-level="1">Procédure de déploiement</text:h>
      <text:h text:style-name="Heading_20_2" text:outline-level="2">Déploiement de l'Application Web</text:h>
      <text:h text:style-name="Heading_20_3" text:outline-level="3">Composition de l'application</text:h>
      <text:p text:style-name="Text_20_body"/>
      <text:list xml:id="list495405817773980766" text:style-name="L4">
        <text:list-item>
          <text:p text:style-name="P67"><text:span text:style-name="T7">ocpizza :</text:span> Dossier contenant les fichiers de configuration (Django)</text:p>
          <text:list>
            <text:list-item>
              <text:p text:style-name="P56">settings: <text:span text:style-name="T11">Dossier contenant les paramètres</text:span></text:p>
              <text:list>
                <text:list-item>
                  <text:p text:style-name="P56">__init__.py<text:span text:style-name="T11">: réglages communs</text:span></text:p>
                </text:list-item>
                <text:list-item>
                  <text:p text:style-name="P56">production.py:<text:span text:style-name="T11"> réglages en production</text:span></text:p>
                </text:list-item>
              </text:list>
            </text:list-item>
            <text:list-item>
              <text:p text:style-name="P67"><text:span text:style-name="T7">requirements.txt :</text:span> ensemble des librairies nécessaires.</text:p>
            </text:list-item>
            <text:list-item>
              <text:p text:style-name="P67"><text:span text:style-name="T7">static :</text:span><text:span text:style-name="T12"> Dossier contenant</text:span> les 'static' : images, .CSS, .JS</text:p>
            </text:list-item>
          </text:list>
        </text:list-item>
        <text:list-item>
          <text:p text:style-name="P67"><text:span text:style-name="T7">product :</text:span> Dossier contenant les fichiers du package<text:span text:style-name="T13"> 'product'.</text:span></text:p>
        </text:list-item>
        <text:list-item>
          <text:p text:style-name="P67"><text:span text:style-name="T7">restaurant :</text:span> Dossier contenant les fichiers du package<text:span text:style-name="T13"> 'restaurant'.</text:span></text:p>
        </text:list-item>
        <text:list-item>
          <text:p text:style-name="P67"><text:span text:style-name="T7">user:</text:span> Dossier contenant les fichiers du package<text:span text:style-name="T13"> 'user'.</text:span></text:p>
        </text:list-item>
        <text:list-item>
          <text:p text:style-name="P67"><text:span text:style-name="T7">Docs : </text:span><text:span text:style-name="T6">Dossier contenant</text:span><text:span text:style-name="T11"> </text:span>la documentation</text:p>
        </text:list-item>
      </text:list>
      <text:h text:style-name="Heading_20_3" text:outline-level="3">Environnement de l’application web</text:h>
      <text:h text:style-name="Heading_20_4" text:outline-level="4">Variables d’environnement</text:h>
      <text:p text:style-name="Text_20_body"/>
      <text:p text:style-name="Text_20_body">Les variables d'environnement nécessaires seront dans les fichiers suivant:</text:p>
      <text:list xml:id="list39221114" text:continue-numbering="true" text:style-name="L4">
        <text:list-item>
          <text:p text:style-name="P67"><text:span text:style-name="T7">secrets : </text:span><text:span text:style-name="T6">Variables d'environnement </text:span></text:p>
        </text:list-item>
        <text:list-item>
          <text:p text:style-name="P67"><text:span text:style-name="T4">secretsenv:</text:span> Commandes d'exportation des variables</text:p>
        </text:list-item>
      </text:list>
      <text:p text:style-name="Text_20_body"><text:tab/>voir le contenu de ces fichiers en Annexe</text:p>
      <text:p text:style-name="Text_20_body">Ces fichiers seront dans le dossier <text:span text:style-name="T4">www</text:span></text:p>
      <text:p text:style-name="Text_20_body">se référer à la procédure de déploiemen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Répertoire de configuration applicatif</text:h>
      <text:p text:style-name="P40"/>
      <text:p text:style-name="Text_20_body">Les différents fichiers de configuration:</text:p>
      <text:list xml:id="list5387008616857735547" text:style-name="L5">
        <text:list-item>
          <text:p text:style-name="P68"><text:span text:style-name="T4">requirements.txt</text:span>: librairies à installer.</text:p>
        </text:list-item>
        <text:list-item>
          <text:p text:style-name="P68"><text:span text:style-name="T4">production.py</text:span>: fichier de configuration de django</text:p>
        </text:list-item>
        <text:list-item>
          <text:p text:style-name="P68"><text:span text:style-name="T4">Gunicorn</text:span>: </text:p>
          <text:list>
            <text:list-header>
              <text:p text:style-name="P68">ocpizza-gunicorn.service</text:p>
              <text:p text:style-name="P68">ocpizza-gunicorn.socket</text:p>
            </text:list-header>
          </text:list>
        </text:list-item>
        <text:list-item>
          <text:p text:style-name="P68"><text:span text:style-name="T4">Nginx</text:span>: ocpizza</text:p>
        </text:list-item>
      </text:list>
      <text:h text:style-name="Heading_20_3" text:outline-level="3">Déploiement</text:h>
      <text:p text:style-name="P41"/>
      <text:list xml:id="list39235649" text:continue-numbering="true" text:style-name="L5">
        <text:list-item>
          <text:p text:style-name="P55">Connecter l'utilisateur.</text:p>
          <text:p text:style-name="P55"/>
        </text:list-item>
        <text:list-item>
          <text:p text:style-name="P55">Le Pare-feu:</text:p>
          <text:list>
            <text:list-item>
              <text:p text:style-name="P55">Configuration:</text:p>
              <text:list>
                <text:list-item>
                  <text:p text:style-name="P68">Vérification des apps enregistrées:</text:p>
                  <text:p text:style-name="P73"><text:span text:style-name="T4">$</text:span><text:span text:style-name="T7"> sudo ufw app list </text:span></text:p>
                </text:list-item>
                <text:list-item>
                  <text:p text:style-name="P68">Vérification du status:</text:p>
                  <text:p text:style-name="P74">$ sudo ufw status </text:p>
                </text:list-item>
                <text:list-item>
                  <text:p text:style-name="P68">Authorisation d'OpenSSH</text:p>
                  <text:p text:style-name="P74">$ sudo ufw allow openSSH</text:p>
                </text:list-item>
              </text:list>
            </text:list-item>
            <text:list-item>
              <text:p text:style-name="P65">Activation:</text:p>
              <text:list>
                <text:list-header>
                  <text:p text:style-name="P75">$ sudo ufw enable</text:p>
                </text:list-header>
                <text:list-item>
                  <text:p text:style-name="P61">Vérification:</text:p>
                  <text:p text:style-name="P74">$ sudo ufw status</text:p>
                </text:list-item>
              </text:list>
            </text:list-item>
          </text:list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39220621" text:continue-numbering="true" text:style-name="L5">
        <text:list-item>
          <text:p text:style-name="P65"><text:soft-page-break/>Mise a jour de la distributin LINUX:</text:p>
          <text:list>
            <text:list-item>
              <text:p text:style-name="P63">Récupérer les mises à jour:</text:p>
              <text:list>
                <text:list-header>
                  <text:p text:style-name="P74">$ sudo apt-get update</text:p>
                </text:list-header>
              </text:list>
            </text:list-item>
            <text:list-item>
              <text:p text:style-name="P63">installer les mises à jour:</text:p>
              <text:list>
                <text:list-header>
                  <text:p text:style-name="P74">$ sudo apt-get upgrade</text:p>
                </text:list-header>
              </text:list>
            </text:list-item>
          </text:list>
        </text:list-item>
      </text:list>
      <text:p text:style-name="P34"/>
      <text:list xml:id="list39236850" text:continue-numbering="true" text:style-name="L5">
        <text:list-item>
          <text:p text:style-name="P55">Dépendances du projet:</text:p>
          <text:list>
            <text:list-item>
              <text:p text:style-name="P70">Installation des dépendances:</text:p>
              <text:list>
                <text:list-header>
                  <text:p text:style-name="P74">$ sudo apt-get install python3-pip python3-dev libpq-dev postgresql postgresql-contrib nginx</text:p>
                </text:list-header>
              </text:list>
            </text:list-item>
          </text:list>
        </text:list-item>
      </text:list>
      <text:p text:style-name="P34"/>
      <text:list xml:id="list39218773" text:continue-numbering="true" text:style-name="L5">
        <text:list-item>
          <text:p text:style-name="P65">Configuration de PSQL:</text:p>
          <text:list>
            <text:list-item>
              <text:p text:style-name="P63">Connexion de l'utilsateur 'root':</text:p>
              <text:list>
                <text:list-header>
                  <text:p text:style-name="P75">$ sudo -u postgres psql</text:p>
                </text:list-header>
              </text:list>
            </text:list-item>
            <text:list-item>
              <text:p text:style-name="P63">Création de la base de donnée:</text:p>
              <text:list>
                <text:list-header>
                  <text:p text:style-name="P74">$ CREATE DATABASE {{NomDeLaBase}};</text:p>
                </text:list-header>
              </text:list>
            </text:list-item>
            <text:list-item>
              <text:p text:style-name="P70">Création de la base de donnée:</text:p>
              <text:list>
                <text:list-header>
                  <text:p text:style-name="P74">$ CREATE USER {{NomUtilisateur}} WITH PASWORD {{MotDePasse}};</text:p>
                </text:list-header>
              </text:list>
            </text:list-item>
            <text:list-item>
              <text:p text:style-name="P68"><text:span text:style-name="T11">Mise à jour des </text:span><text:span text:style-name="T6">paramètres</text:span><text:span text:style-name="T11">:</text:span></text:p>
              <text:list>
                <text:list-item>
                  <text:p text:style-name="P70">Paramètres Django:</text:p>
                  <text:p text:style-name="P74">$ ALTER ROLE {{NomUtilisateur}} SET client_encoding TO 'utf8';</text:p>
                  <text:p text:style-name="P75">$ ALTER ROLE {{NomUtilisateur}} default_transaction_isolation TO 'read committed';</text:p>
                  <text:p text:style-name="P75">$ ALTER ROLE {{NomUtilisateur}} SET timezone TO 'UTC';</text:p>
                </text:list-item>
                <text:list-item>
                  <text:p text:style-name="P68">Privilèges Administrateur:</text:p>
                  <text:p text:style-name="P74">$ GRANT ALL PRIVILEGES ON DATABASE <text:span text:style-name="T5">{{NomUtilisateur}}</text:span> TO {{NomDeLaBase}};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9234347" text:continue-numbering="true" text:style-name="L5">
        <text:list-item>
          <text:p text:style-name="P65"><text:soft-page-break/>L'environnement:</text:p>
          <text:list>
            <text:list-item>
              <text:p text:style-name="P65"><text:span text:style-name="T11">Installation et mise à jour de</text:span> pip:</text:p>
              <text:list>
                <text:list-header>
                  <text:p text:style-name="P74">$ sudo -H pip3 install --<text:span text:style-name="T5">upgrade</text:span> pip</text:p>
                </text:list-header>
              </text:list>
            </text:list-item>
            <text:list-item>
              <text:p text:style-name="P68"><text:span text:style-name="T6">installation</text:span> de virtualenv</text:p>
              <text:list>
                <text:list-header>
                  <text:p text:style-name="P74">$ sudo -H <text:span text:style-name="T5">pip3</text:span> install virtualenv</text:p>
                </text:list-header>
              </text:list>
            </text:list-item>
          </text:list>
          <text:p text:style-name="P55"/>
        </text:list-item>
        <text:list-item>
          <text:p text:style-name="P55">Création d'un <text:span text:style-name="T5">dosier</text:span> www:</text:p>
          <text:list>
            <text:list-item>
              <text:list>
                <text:list-header>
                  <text:p text:style-name="P75">$ mkdir ~/www</text:p>
                </text:list-header>
              </text:list>
            </text:list-item>
            <text:list-item>
              <text:p text:style-name="P63">Vérification:</text:p>
              <text:list>
                <text:list-header>
                  <text:p text:style-name="P74"><text:span text:style-name="T5">$</text:span> ls</text:p>
                </text:list-header>
              </text:list>
            </text:list-item>
            <text:list-item>
              <text:p text:style-name="P63">Modification des permissions</text:p>
              <text:list>
                <text:list-header>
                  <text:p text:style-name="P75">$ chmod o-rw www</text:p>
                </text:list-header>
              </text:list>
            </text:list-item>
            <text:list-item>
              <text:p text:style-name="P63">Vérification des permissions:</text:p>
              <text:list>
                <text:list-header>
                  <text:p text:style-name="P74"><text:span text:style-name="T5">$</text:span> ls -l</text:p>
                </text:list-header>
              </text:list>
            </text:list-item>
          </text:list>
        </text:list-item>
      </text:list>
      <text:p text:style-name="P40"/>
      <text:list xml:id="list39226010" text:continue-numbering="true" text:style-name="L5">
        <text:list-item>
          <text:p text:style-name="P55">Cloner le repo GitHub</text:p>
          <text:list>
            <text:list-item>
              <text:list>
                <text:list-header>
                  <text:p text:style-name="P74">$ git clone <text:span text:style-name="T5">https</text:span>://github.com/ITConsulting/ocpizza.git</text:p>
                </text:list-header>
              </text:list>
            </text:list-item>
          </text:list>
        </text:list-item>
      </text:list>
      <text:p text:style-name="P34"/>
      <text:list xml:id="list39221166" text:continue-numbering="true" text:style-name="L5">
        <text:list-item>
          <text:p text:style-name="P65">L'ennvironnement virtuel:</text:p>
          <text:list>
            <text:list-item>
              <text:p text:style-name="P63">Création:</text:p>
              <text:list>
                <text:list-header>
                  <text:p text:style-name="P74">$ virtualenv <text:span text:style-name="T5">ocpizzaenv</text:span></text:p>
                </text:list-header>
              </text:list>
            </text:list-item>
            <text:list-item>
              <text:p text:style-name="P68"><text:span text:style-name="T6">Activation</text:span>:</text:p>
              <text:list>
                <text:list-header>
                  <text:p text:style-name="P74">$ source ocpizzaenv/bin/activate</text:p>
                </text:list-header>
              </text:list>
            </text:list-item>
            <text:list-item>
              <text:p text:style-name="P68">installation des librairies:</text:p>
              <text:list>
                <text:list-header>
                  <text:p text:style-name="P74">$ pip install django gunicorn psycopg2</text:p>
                  <text:p text:style-name="P75">$ pip install -r requirements.txt</text:p>
                </text:list-header>
              </text:list>
            </text:list-item>
            <text:list-item>
              <text:p text:style-name="P68"><text:span text:style-name="T6">Récupérration</text:span> des variables:</text:p>
              <text:list>
                <text:list-header>
                  <text:p text:style-name="P73"><text:span text:style-name="T4">$ source ./</text:span><text:span text:style-name="T7">secretsenv</text:span></text:p>
                </text:list-header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list xml:id="list39216847" text:continue-numbering="true" text:style-name="L5">
        <text:list-item>
          <text:p text:style-name="P68"><text:soft-page-break/><text:span text:style-name="T7">Migrations</text:span>:</text:p>
          <text:list>
            <text:list-item>
              <text:list>
                <text:list-header>
                  <text:p text:style-name="P74">$ cd <text:span text:style-name="T5">ocpizza</text:span></text:p>
                  <text:p text:style-name="P74">$ python manage.py <text:span text:style-name="T5">makemigrations</text:span></text:p>
                  <text:p text:style-name="P74">$ python <text:span text:style-name="T5">manage.py</text:span> migrate</text:p>
                </text:list-header>
              </text:list>
            </text:list-item>
          </text:list>
        </text:list-item>
      </text:list>
      <text:p text:style-name="Text_20_body"/>
      <text:list xml:id="list39234818" text:continue-numbering="true" text:style-name="L5">
        <text:list-item>
          <text:p text:style-name="P55">Fichiers statiques:</text:p>
          <text:list>
            <text:list-item>
              <text:list>
                <text:list-header>
                  <text:p text:style-name="P75">$ python manage.py collecstatic</text:p>
                </text:list-header>
              </text:list>
            </text:list-item>
          </text:list>
        </text:list-item>
      </text:list>
      <text:p text:style-name="Text_20_body"/>
      <text:list xml:id="list39238550" text:continue-numbering="true" text:style-name="L5">
        <text:list-item>
          <text:p text:style-name="P65">Fichiers de configuration:</text:p>
          <text:list>
            <text:list-item>
              <text:p text:style-name="P65">Gunicorn:</text:p>
              <text:list>
                <text:list-header>
                  <text:p text:style-name="P75">$ cd /etc/systemd/system</text:p>
                </text:list-header>
                <text:list-item>
                  <text:p text:style-name="P63">Création du fichier ocpizza-gunicorn.service:</text:p>
                  <text:p text:style-name="P75">$ sudo vi ocpizza-gunicorn.service</text:p>
                </text:list-item>
              </text:list>
            </text:list-item>
          </text:list>
        </text:list-item>
      </text:list>
      <text:p text:style-name="P32"><text:tab/><text:tab/><text:span text:style-name="T13">voir le contenu en annexe</text:span></text:p>
      <text:list xml:id="list39213185" text:continue-numbering="true" text:style-name="L5">
        <text:list-item>
          <text:list>
            <text:list-item>
              <text:list>
                <text:list-item>
                  <text:p text:style-name="P68"><text:span text:style-name="T6">enregistrer</text:span>:</text:p>
                  <text:p text:style-name="P75">echap puis :wq</text:p>
                </text:list-item>
                <text:list-item>
                  <text:p text:style-name="P63">Création du fichier ocpizza-gunicorn.socket:</text:p>
                  <text:p text:style-name="P75">$ sudo vi ocpizza-gunicorn.socket</text:p>
                </text:list-item>
              </text:list>
            </text:list-item>
          </text:list>
        </text:list-item>
      </text:list>
      <text:p text:style-name="P32"><text:tab/><text:tab/>voir le contenu en annexe</text:p>
      <text:list xml:id="list39232312" text:continue-numbering="true" text:style-name="L5">
        <text:list-item>
          <text:list>
            <text:list-item>
              <text:list>
                <text:list-header>
                  <text:p text:style-name="P63"/>
                </text:list-header>
              </text:list>
            </text:list-item>
            <text:list-item>
              <text:p text:style-name="P68"><text:span text:style-name="T7">Nginx</text:span><text:span text:style-name="T5">:</text:span></text:p>
              <text:list>
                <text:list-header>
                  <text:p text:style-name="P75">$ cd etc/nginx/sites-available</text:p>
                </text:list-header>
                <text:list-item>
                  <text:p text:style-name="P63">Création du fichier ocpizza:</text:p>
                  <text:p text:style-name="P75">$ sudo vi ocpizza</text:p>
                </text:list-item>
              </text:list>
            </text:list-item>
          </text:list>
        </text:list-item>
      </text:list>
      <text:p text:style-name="P32"><text:tab/><text:tab/><text:span text:style-name="T13">voir le contenu en annexe</text:span></text:p>
      <text:list xml:id="list39234651" text:continue-numbering="true" text:style-name="L5">
        <text:list-item>
          <text:list>
            <text:list-item>
              <text:list>
                <text:list-header>
                  <text:p text:style-name="P63"/>
                </text:list-header>
              </text:list>
            </text:list-item>
            <text:list-item>
              <text:p text:style-name="P68"><text:span text:style-name="T7">Activation</text:span><text:span text:style-name="T5">:</text:span></text:p>
              <text:list>
                <text:list-header>
                  <text:p text:style-name="P75">$ sudo systemctl start ocpizza-gunicorn <text:s text:c="8"/></text:p>
                  <text:p text:style-name="P75">$ sudo systemctl enable ocpizza-gunicorn</text:p>
                  <text:p text:style-name="P75">$ sudo ln -s /etc/nginx/sites-available/ocpizza/ etc/nginx/sites-enabled</text:p>
                  <text:p text:style-name="P75">$ sudo systemctl restart nginx</text:p>
                  <text:p text:style-name="P75">$ sudo ufw allow 'Nginx Full'</text:p>
                </text:list-header>
              </text:list>
            </text:list-item>
          </text:list>
        </text:list-item>
      </text:list>
      <text:p text:style-name="Text_20_body"/>
      <text:h text:style-name="Heading_20_3" text:outline-level="3"><text:soft-page-break/>Vérifications</text:h>
      <text:p text:style-name="Text_20_body">Afin de vérifier le bon déploiement de l’application:</text:p>
      <text:p text:style-name="Text_20_body"/>
      <text:list xml:id="list39234568" text:continue-numbering="true" text:style-name="L5">
        <text:list-item>
          <text:list>
            <text:list-item>
              <text:list>
                <text:list-item>
                  <text:p text:style-name="P68"><text:span text:style-name="T6">Vérification </text:span><text:span text:style-name="T7">Nginx</text:span>:</text:p>
                  <text:p text:style-name="P75">$ systemctl status nginx</text:p>
                </text:list-item>
              </text:list>
            </text:list-item>
          </text:list>
        </text:list-item>
      </text:list>
      <text:p text:style-name="Text_20_body"><text:tab/><text:tab/>doit retourner <text:span text:style-name="T4">active (running)</text:span></text:p>
      <text:list xml:id="list39229171" text:continue-numbering="true" text:style-name="L5">
        <text:list-item>
          <text:list>
            <text:list-item>
              <text:list>
                <text:list-header>
                  <text:p text:style-name="P63"/>
                </text:list-header>
                <text:list-item>
                  <text:p text:style-name="P63">Vérification <text:span text:style-name="T4">Psql</text:span>:</text:p>
                  <text:list>
                    <text:list-item>
                      <text:p text:style-name="P63">vérifier que le dossier de configuration existe:</text:p>
                    </text:list-item>
                  </text:list>
                  <text:p text:style-name="P75">$ stat /etc/postgresql</text:p>
                  <text:list text:continue-numbering="true">
                    <text:list-item>
                      <text:p text:style-name="P63">vérifier le status:</text:p>
                    </text:list-item>
                  </text:list>
                  <text:p text:style-name="P75">systemctl status postgresql</text:p>
                </text:list-item>
              </text:list>
            </text:list-item>
          </text:list>
        </text:list-item>
      </text:list>
      <text:p text:style-name="P31"><text:tab/><text:tab/>doit retourner <text:span text:style-name="T4">active (exited)</text:span></text:p>
      <text:p text:style-name="P34"/>
      <text:h text:style-name="Heading_20_1" text:outline-level="1">Procédure de démarrage / arrêt</text:h>
      <text:h text:style-name="Heading_20_2" text:outline-level="2">Base de données</text:h>
      <text:p text:style-name="Text_20_body">La base de données Psql démarre automatiquement avec l'aplication.</text:p>
      <text:h text:style-name="P51" text:outline-level="3">Démarrage:</text:h>
      <text:list xml:id="list39233234" text:continue-numbering="true" text:style-name="L5">
        <text:list-header>
          <text:p text:style-name="P75">$ sudo service postgresql start</text:p>
          <text:list>
            <text:list-item>
              <text:list>
                <text:list-item>
                  <text:list>
                    <text:list-item>
                      <text:p text:style-name="P63">vérifier le status:</text:p>
                    </text:list-item>
                  </text:list>
                  <text:p text:style-name="P75">$ systemctl status postgresql</text:p>
                </text:list-item>
              </text:list>
            </text:list-item>
          </text:list>
        </text:list-header>
      </text:list>
      <text:p text:style-name="P31"><text:span text:style-name="T9"><text:tab/><text:tab/></text:span><text:span text:style-name="T14">doit retourner </text:span><text:span text:style-name="T4">active (exited)</text:span></text:p>
      <text:h text:style-name="P51" text:outline-level="3">Arrêt:</text:h>
      <text:list xml:id="list39229971" text:continue-numbering="true" text:style-name="L5">
        <text:list-header>
          <text:p text:style-name="P75">$ sudo service postgresql stop</text:p>
        </text:list-header>
      </text:list>
      <text:p text:style-name="Text_20_body"/>
      <text:h text:style-name="Heading_20_2" text:outline-level="2">Application web</text:h>
      <text:h text:style-name="P51" text:outline-level="3">Démarrage:</text:h>
      <text:p text:style-name="P35">Nécessite un démarrage des services Gunicorn et Nginx:</text:p>
      <text:list xml:id="list39213497" text:continue-numbering="true" text:style-name="L5">
        <text:list-header>
          <text:p text:style-name="P75">$ sudo systemctl start purbeurre-gunicorn</text:p>
          <text:p text:style-name="P75">$ sudo systemctl start nginx</text:p>
        </text:list-header>
      </text:list>
      <text:h text:style-name="P51" text:outline-level="3">Arrêt:</text:h>
      <text:p text:style-name="P35">Nécessite un arrêt des services Gunicorn et Nginx:</text:p>
      <text:list xml:id="list39225531" text:continue-numbering="true" text:style-name="L5">
        <text:list-header>
          <text:p text:style-name="P75">$ sudo systemctl stop purbeurre-gunicorn</text:p>
          <text:p text:style-name="P75">$ sudo systemctl stop nginx</text:p>
        </text:list-header>
      </text:list>
      <text:p text:style-name="Text_20_body"/>
      <text:p text:style-name="P34"/>
      <text:p text:style-name="P34"/>
      <text:p text:style-name="P34"/>
      <text:p text:style-name="P34"/>
      <text:h text:style-name="Heading_20_1" text:outline-level="1">Procédure de mise à jour</text:h>
      <text:p text:style-name="P69"/>
      <text:p text:style-name="P69">Toutes modifications apportées à Django nécessite un redémarrage</text:p>
      <text:list xml:id="list39240515" text:continue-numbering="true" text:style-name="L5">
        <text:list-header>
          <text:p text:style-name="P75">$ sudo systemctl restart purbeurre-gunicorn</text:p>
        </text:list-header>
      </text:list>
      <text:p text:style-name="Text_20_body"/>
      <text:p text:style-name="Text_20_body">Toutes modification apportées à Nginx nécessite un redémarrage</text:p>
      <text:list xml:id="list39241902" text:continue-numbering="true" text:style-name="L5">
        <text:list-header>
          <text:p text:style-name="P75"><text:span text:style-name="T7">$ sudo systemctl restart nginx</text:span></text:p>
        </text:list-header>
      </text:list>
      <text:p text:style-name="P31"/>
      <text:h text:style-name="Heading_20_2" text:outline-level="2">Base de données</text:h>
      <text:list xml:id="list39237207" text:continue-numbering="true" text:style-name="L5">
        <text:list-item>
          <text:p text:style-name="P68"><text:span text:style-name="T7">Migrations</text:span>:</text:p>
          <text:list>
            <text:list-item>
              <text:list>
                <text:list-header>
                  <text:p text:style-name="P74">$ cd <text:span text:style-name="T5">ocpizza</text:span></text:p>
                  <text:p text:style-name="P74">$ python manage.py <text:span text:style-name="T5">makemigrations</text:span></text:p>
                  <text:p text:style-name="P74">$ python <text:span text:style-name="T5">manage.py</text:span> migrate</text:p>
                </text:list-header>
              </text:list>
            </text:list-item>
          </text:list>
        </text:list-item>
      </text:list>
      <text:p text:style-name="Text_20_body"/>
      <text:list xml:id="list39214289" text:continue-numbering="true" text:style-name="L5">
        <text:list-header>
          <text:p text:style-name="P75">$ sudo systemctl restart purbeurre-gunicorn</text:p>
        </text:list-header>
      </text:list>
      <text:p text:style-name="Text_20_body"/>
      <text:h text:style-name="Heading_20_2" text:outline-level="2">Application web</text:h>
      <text:p text:style-name="Text_20_body"/>
      <text:list xml:id="list39231343" text:continue-numbering="true" text:style-name="L5">
        <text:list-item>
          <text:p text:style-name="P55">Fichiers statiques:</text:p>
          <text:list>
            <text:list-item>
              <text:list>
                <text:list-header>
                  <text:p text:style-name="P75">$ python manage.py collecstatic</text:p>
                </text:list-header>
              </text:list>
            </text:list-item>
          </text:list>
        </text:list-item>
      </text:list>
      <text:p text:style-name="Text_20_body"/>
      <text:list xml:id="list39217183" text:continue-numbering="true" text:style-name="L5">
        <text:list-header>
          <text:p text:style-name="P75">$ sudo systemctl restart purbeurre-gunicorn</text:p>
        </text:list-header>
      </text:list>
      <text:h text:style-name="Heading_20_1" text:outline-level="1">Supervision/Monitoring</text:h>
      <text:h text:style-name="Heading_20_2" text:outline-level="2">Supervision de l’application web</text:h>
      <text:p text:style-name="Text_20_body"><text:span text:style-name="T4">OVH</text:span> fournit un monitoring permettant de contrôler l'utilisation:</text:p>
      <text:list xml:id="list39224419" text:continue-numbering="true" text:style-name="L5">
        <text:list-item>
          <text:p text:style-name="P63">Du <text:span text:style-name="T4">processeur</text:span></text:p>
        </text:list-item>
        <text:list-item>
          <text:p text:style-name="P63">De la <text:span text:style-name="T4">RAM</text:span></text:p>
        </text:list-item>
        <text:list-item>
          <text:p text:style-name="P63">Du <text:span text:style-name="T4">trafic</text:span></text:p>
        </text:list-item>
      </text:list>
      <text:p text:style-name="P32"/>
      <text:p text:style-name="P32">Ces informations seront disponibles sur le site OVH</text:p>
      <text:p text:style-name="Text_20_body"><text:a xlink:type="simple" xlink:href="https://www.ovh.com/manager/dedicated/#/iaas/vps/vps812325.ovh.net/monitoring" text:style-name="Internet_20_link" text:visited-style-name="Visited_20_Internet_20_Link"><text:span text:style-name="T15">https://www.ovh.com/manager/dedicated/#/iaas/vps/</text:span></text:a><text:a xlink:type="simple" xlink:href="https://www.ovh.com/manager/dedicated/#/iaas/vps/vps812325.ovh.net/monitoring" text:style-name="Internet_20_link" text:visited-style-name="Visited_20_Internet_20_Link"><text:span text:style-name="T16">NomDuVps</text:span></text:a><text:a xlink:type="simple" xlink:href="https://www.ovh.com/manager/dedicated/#/iaas/vps/vps812325.ovh.net/monitoring" text:style-name="Internet_20_link" text:visited-style-name="Visited_20_Internet_20_Link"><text:span text:style-name="T15">.ovh.net/monitoring</text:span></text:a></text:p>
      <text:p text:style-name="Text_20_body"><text:span text:style-name="T15"/></text:p>
      <text:p text:style-name="Text_20_body"/>
      <text:h text:style-name="Heading_20_1" text:outline-level="1">Annexes</text:h>
      <text:p text:style-name="Text_20_body"/>
      <text:p text:style-name="P40">Gunicorn:</text:p>
      <text:p text:style-name="P40"/>
      <text:p text:style-name="Text_20_body"><text:tab/>Fichier purbeurre-gunicorn.service:</text:p>
      <text:list xml:id="list39228618" text:continue-numbering="true" text:style-name="L5">
        <text:list-header>
          <text:p text:style-name="P75">[Service]</text:p>
          <text:p text:style-name="P75">EnvironmentFile=/home/ocpizza/www/secrets</text:p>
          <text:p text:style-name="P75">User=ocpizza</text:p>
          <text:p text:style-name="P75">Group=www-data</text:p>
          <text:p text:style-name="P75">WorkingDirectory=/home/ocpizza/www/ocpizza</text:p>
          <text:p text:style-name="P75">ExecStart=/home/ocpizza/www/purbeurreenv/bin/gunicorn \</text:p>
          <text:p text:style-name="P75">--access-logfile - \</text:p>
          <text:p text:style-name="P75">--workers 3 \</text:p>
          <text:p text:style-name="P75">--bind unix:/run/ocpizza-gunicorn.sock \</text:p>
          <text:p text:style-name="P75">ocpizza.wsgi:application</text:p>
          <text:p text:style-name="P75"/>
          <text:p text:style-name="P75">[Install]</text:p>
          <text:p text:style-name="P75">WantedBy=multi-user.target</text:p>
        </text:list-header>
      </text:list>
      <text:p text:style-name="Text_20_body"/>
      <text:p text:style-name="Text_20_body"><text:tab/>Fichier purbeurre-gunicorn.socket:</text:p>
      <text:list xml:id="list39230318" text:continue-numbering="true" text:style-name="L5">
        <text:list-header>
          <text:p text:style-name="P75">[Unit]</text:p>
          <text:p text:style-name="P75">Description=gunicorn socket</text:p>
          <text:p text:style-name="P75"/>
          <text:p text:style-name="P75">[Socket]</text:p>
          <text:p text:style-name="P75">ListenStream=/run/ocpizza-gunicorn.socket</text:p>
          <text:p text:style-name="P75"/>
          <text:p text:style-name="P75">[Install]</text:p>
          <text:p text:style-name="P75">WantedBy=sockets.target</text:p>
        </text:list-header>
      </text:list>
      <text:p text:style-name="Text_20_body"/>
      <text:p text:style-name="Text_20_body"/>
      <text:p text:style-name="Text_20_body"/>
      <text:p text:style-name="Text_20_body"/>
      <text:p text:style-name="P40"><text:soft-page-break/>Nginx:</text:p>
      <text:p text:style-name="P40"/>
      <text:p text:style-name="Text_20_body"><text:tab/>Fichier purbeurre:</text:p>
      <text:list xml:id="list39217588" text:continue-numbering="true" text:style-name="L5">
        <text:list-header>
          <text:p text:style-name="P75">server {</text:p>
          <text:p text:style-name="P75"><text:s text:c="4"/>server_name <text:span text:style-name="T11">NomDuServeur</text:span>;</text:p>
          <text:p text:style-name="P75"/>
          <text:p text:style-name="P75"><text:s text:c="4"/>location /staticfiles/ {</text:p>
          <text:p text:style-name="P75"><text:s text:c="12"/>root /home/ocpizza/www/ocpizza/ocpizza;</text:p>
          <text:p text:style-name="P75"><text:s text:c="4"/>}</text:p>
          <text:p text:style-name="P75"/>
          <text:p text:style-name="P75"><text:s text:c="4"/>location / {</text:p>
          <text:p text:style-name="P75"><text:s text:c="12"/>include proxy_params;</text:p>
          <text:p text:style-name="P75"><text:s text:c="12"/>proxy_pass http://unix:/run/ocpizza-gunicorn.sock;</text:p>
          <text:p text:style-name="P75"><text:s text:c="4"/>}</text:p>
        </text:list-header>
      </text:list>
      <text:p text:style-name="P34"/>
      <text:p text:style-name="P34"/>
      <text:p text:style-name="P34">Environnement:</text:p>
      <text:p text:style-name="P34"/>
      <text:p text:style-name="P31"><text:tab/>Fichier secrets:</text:p>
      <text:list xml:id="list39222096" text:continue-numbering="true" text:style-name="L5">
        <text:list-header>
          <text:p text:style-name="P75">SECRET_KEY='<text:span text:style-name="T11">CléSecrèteDjango</text:span>'</text:p>
          <text:p text:style-name="P75">DB_NAME='<text:span text:style-name="T11">NomDeLaBase</text:span>'</text:p>
          <text:p text:style-name="P75">DB_USER='<text:span text:style-name="T11">NomUtilisateur</text:span>'</text:p>
          <text:p text:style-name="P75">DB_PASSWORD='<text:span text:style-name="T11">MotDePasseUtilisateur</text:span>'</text:p>
          <text:p text:style-name="P75">DJANGO_SETTINGS_MODULE='<text:span text:style-name="T11">ocpizza.settings.production</text:span>'</text:p>
        </text:list-header>
      </text:list>
      <text:p text:style-name="P34"/>
      <text:p text:style-name="P12"><text:tab/>Fichier secretsenv:</text:p>
      <text:list xml:id="list39233639" text:continue-numbering="true" text:style-name="L5">
        <text:list-header>
          <text:p text:style-name="P75">export SECRET_KEY='<text:span text:style-name="T11">CléSecrèteDjango</text:span>'</text:p>
          <text:p text:style-name="P75">export DB_NAME='<text:span text:style-name="T11">NomDeLaBase</text:span>'</text:p>
          <text:p text:style-name="P75">export DB_USER='<text:span text:style-name="T11">NomUtilisateur</text:span>'</text:p>
          <text:p text:style-name="P75">export DB_PASSWORD='<text:span text:style-name="T11">MotDePasseUtilisateur</text:span>'</text:p>
          <text:p text:style-name="P75">export DJANGO_SETTINGS_MODULE='<text:span text:style-name="T11">ocpizza.settings.production</text:span>'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LiberationSerif" svg:font-family="LiberationSerif" style:font-family-generic="roma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Sans" svg:font-family="Open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style:min-row-height="1.323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6" style:family="paragraph" style:parent-style-name="Table_20_Contents">
      <style:text-properties style:font-name="DejaVu Sans2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de Pizzerias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1</text:user-defined></text:p>
              <text:p text:style-name="MP5">Date : <text:user-defined style:data-style-name="N36" text:name="Version_Date">01/05/2020</text:user-defined></text:p>
              <text:p text:style-name="MP5">Page : <text:page-number text:select-page="current">17</text:page-number> / <text:page-count>1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Standard"><draw:frame draw:style-name="Mfr1" draw:name="images1" text:anchor-type="paragraph" svg:x="-0.191cm" svg:y="-1.621cm" svg:width="4.318cm" svg:height="2.946cm" draw:z-index="0"><draw:image xlink:href="Pictures/100002010000033B0000023C16F077CD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1.842cm" svg:y="-1.388cm" svg:width="6.477cm" svg:height="2.591cm" draw:z-index="1"><draw:image xlink:href="Pictures/100002010000033D0000014B2B036461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7</text:page-number> / <text:page-count>17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print-date>2020-04-26T17:10:24.23</meta:print-date>
    <meta:document-statistic meta:table-count="6" meta:image-count="2" meta:object-count="0" meta:page-count="17" meta:paragraph-count="326" meta:word-count="1512" meta:character-count="9888"/>
    <meta:user-defined meta:name="Auteur">Sylvain Rieutor</meta:user-defined>
    <meta:user-defined meta:name="Auteur_Role">{{Auteur_Role}}</meta:user-defined>
    <meta:user-defined meta:name="Client">OC Pizza</meta:user-defined>
    <meta:user-defined meta:name="Entreprise">IT Consulting &amp; Development</meta:user-defined>
    <meta:user-defined meta:name="Projet" meta:value-type="string">Système de gestion de Pizzerias</meta:user-defined>
    <meta:user-defined meta:name="Version" meta:value-type="string">1</meta:user-defined>
    <meta:user-defined meta:name="Version_Date" meta:value-type="date">2020-05-01</meta:user-defined>
  </office:meta>
</office:document-meta>
</file>